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ulette – Release Form</text:p>
      <text:p text:style-name="P2"/>
      <text:p text:style-name="P2">The following form release rights to Peter Lu to use any video footage taken during shoot sessions on ______________________ for use in the game “Roulette” and any promotional material for the game. </text:p>
      <text:p text:style-name="Standard"/>
      <text:p text:style-name="Standard">I ___________, hereby grant permission to Peter Lu to reproduce, use, and publish, the aforementioned video footage of myself. Usage includes but is not limited to all the main graphics of “Roulette” and any promotional material for “Roulette”.</text:p>
      <text:p text:style-name="Standard"/>
      <text:p text:style-name="Standard">signature ________________ <text:s/>date______________</text:p>
      <text:p text:style-name="Standard"/>
      <text:p text:style-name="Standard">I ___________, as the parent or legal guardian of ________ <text:s/>approve of this release on his/her behalf.</text:p>
      <text:p text:style-name="Standard"/>
      <text:p text:style-name="Standard">signature ________________ <text:s/>date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19T17:26:09</meta:creation-date>
    <dc:date>2010-01-19T17:40:22</dc:date>
    <meta:editing-duration>PT00H14M15S</meta:editing-duration>
    <meta:editing-cycles>2</meta:editing-cycles>
    <meta:generator>OpenOffice.org/3.0$Linux OpenOffice.org_project/300m15$Build-9379</meta:generator>
    <meta:document-statistic meta:table-count="0" meta:image-count="0" meta:object-count="0" meta:page-count="1" meta:paragraph-count="6" meta:word-count="100" meta:character-count="660"/>
  </office:meta>
</office:document-meta>
</file>